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ECURITY (16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SECURITY (16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David's confidence (16:1-2, 5-7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David's confidence (16:1-2, 5-7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ord protects him (16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Lord provides for him (16:2, 5-7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'S SECURITY (16:1-7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David's confidence (16:1-2, 5-7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David's companions (16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David's commitment (16: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PSALM 16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DAVID'S SECURITY (16:1-7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DAVID'S SON (16:8-1 1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DAVID'S SON (16:8-1 1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Jesus' reliance upon his father (16:8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esus' resurrection by his father (16:9-10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Jesus' reign with his father (16:11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16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DAVID'S SECURITY (16:1-7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DAVID'S SON (16:8-1 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6 </dc:title>
    <meta:initial-creator>David STRICKLAND</meta:initial-creator>
    <dc:creator>David STRICKLAND</dc:creator>
    <meta:creation-date>2020-02-22T19:32:19Z</meta:creation-date>
    <dc:date>2020-02-22T19:32:19Z</dc:date>
    <meta:template xlink:href="BibleStudy" xlink:type="simple"/>
    <meta:editing-cycles>1</meta:editing-cycles>
    <meta:editing-duration>PT0S</meta:editing-duration>
    <meta:document-statistic meta:paragraph-count="21" meta:word-count="134"/>
  </office:meta>
</office:document-meta>
</file>